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lone – 1000</text:p>
          </table:table-cell>
          <table:table-cell office:value-type="string" calcext:value-type="string">
            <text:p>standardowy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zegarowy</text:p>
          </table:table-cell>
          <table:table-cell/>
          <table:table-cell office:value-type="string" calcext:value-type="string">
            <text:p>Fork</text:p>
          </table:table-cell>
          <table:table-cell office:value-type="string" calcext:value-type="string">
            <text:p>standardowy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zegarowy</text:p>
          </table:table-cell>
        </table:table-row>
        <table:table-row table:style-name="ro1">
          <table:table-cell/>
          <table:table-cell office:value-type="float" office:value="0.052754" calcext:value-type="float">
            <text:p>0,052754</text:p>
          </table:table-cell>
          <table:table-cell office:value-type="float" office:value="0.004309" calcext:value-type="float">
            <text:p>0,004309</text:p>
          </table:table-cell>
          <table:table-cell office:value-type="float" office:value="0.090667" calcext:value-type="float">
            <text:p>0,090667</text:p>
          </table:table-cell>
          <table:table-cell table:number-columns-repeated="2"/>
          <table:table-cell office:value-type="float" office:value="0.290995" calcext:value-type="float">
            <text:p>0,290995</text:p>
          </table:table-cell>
          <table:table-cell office:value-type="float" office:value="0.014679" calcext:value-type="float">
            <text:p>0,014679</text:p>
          </table:table-cell>
          <table:table-cell office:value-type="float" office:value="0.778124" calcext:value-type="float">
            <text:p>0,778124</text:p>
          </table:table-cell>
        </table:table-row>
        <table:table-row table:style-name="ro1">
          <table:table-cell/>
          <table:table-cell office:value-type="float" office:value="0.065504" calcext:value-type="float">
            <text:p>0,065504</text:p>
          </table:table-cell>
          <table:table-cell office:value-type="float" office:value="0.01002" calcext:value-type="float">
            <text:p>0,01002</text:p>
          </table:table-cell>
          <table:table-cell office:value-type="float" office:value="0.114741" calcext:value-type="float">
            <text:p>0,114741</text:p>
          </table:table-cell>
          <table:table-cell table:number-columns-repeated="2"/>
          <table:table-cell office:value-type="float" office:value="0.282209" calcext:value-type="float">
            <text:p>0,282209</text:p>
          </table:table-cell>
          <table:table-cell office:value-type="float" office:value="0.010519" calcext:value-type="float">
            <text:p>0,010519</text:p>
          </table:table-cell>
          <table:table-cell office:value-type="float" office:value="0.755743" calcext:value-type="float">
            <text:p>0,755743</text:p>
          </table:table-cell>
        </table:table-row>
        <table:table-row table:style-name="ro1">
          <table:table-cell/>
          <table:table-cell office:value-type="float" office:value="0.066015" calcext:value-type="float">
            <text:p>0,066015</text:p>
          </table:table-cell>
          <table:table-cell office:value-type="float" office:value="0.005108" calcext:value-type="float">
            <text:p>0,005108</text:p>
          </table:table-cell>
          <table:table-cell office:value-type="float" office:value="0.113777" calcext:value-type="float">
            <text:p>0,113777</text:p>
          </table:table-cell>
          <table:table-cell table:number-columns-repeated="2"/>
          <table:table-cell office:value-type="float" office:value="0.260413" calcext:value-type="float">
            <text:p>0,260413</text:p>
          </table:table-cell>
          <table:table-cell office:value-type="float" office:value="0.007938" calcext:value-type="float">
            <text:p>0,007938</text:p>
          </table:table-cell>
          <table:table-cell office:value-type="float" office:value="0.70465" calcext:value-type="float">
            <text:p>0,70465</text:p>
          </table:table-cell>
        </table:table-row>
        <table:table-row table:style-name="ro1">
          <table:table-cell/>
          <table:table-cell table:formula="of:=AVERAGE([.B2:.B4])" office:value-type="float" office:value="0.0614243333333333" calcext:value-type="float">
            <text:p>0,0614243333333333</text:p>
          </table:table-cell>
          <table:table-cell table:formula="of:=AVERAGE([.C2:.C4])" office:value-type="float" office:value="0.006479" calcext:value-type="float">
            <text:p>0,006479</text:p>
          </table:table-cell>
          <table:table-cell table:formula="of:=AVERAGE([.D2:.D4])" office:value-type="float" office:value="0.106395" calcext:value-type="float">
            <text:p>0,106395</text:p>
          </table:table-cell>
          <table:table-cell table:number-columns-repeated="2"/>
          <table:table-cell table:formula="of:=AVERAGE([.G2:.G4])" office:value-type="float" office:value="0.277872333333333" calcext:value-type="float">
            <text:p>0,277872333333333</text:p>
          </table:table-cell>
          <table:table-cell table:formula="of:=AVERAGE([.H2:.H4])" office:value-type="float" office:value="0.0110453333333333" calcext:value-type="float">
            <text:p>0,0110453333333333</text:p>
          </table:table-cell>
          <table:table-cell table:formula="of:=AVERAGE([.I2:.I4])" office:value-type="float" office:value="0.746172333333333" calcext:value-type="float">
            <text:p>0,746172333333333</text:p>
          </table:table-cell>
        </table:table-row>
        <table:table-row table:style-name="ro1">
          <table:table-cell office:value-type="string" calcext:value-type="string">
            <text:p>Clone</text:p>
          </table:table-cell>
          <table:table-cell table:formula="of:=[.B5]/1000" office:value-type="float" office:value="0.0000614243333333333" calcext:value-type="float">
            <text:p>6,14243333333333E-05</text:p>
          </table:table-cell>
          <table:table-cell table:formula="of:=[.C5]/1000" office:value-type="float" office:value="0.000006479" calcext:value-type="float">
            <text:p>0,000006479</text:p>
          </table:table-cell>
          <table:table-cell table:formula="of:=[.D5]/1000" office:value-type="float" office:value="0.000106395" calcext:value-type="float">
            <text:p>0,000106395</text:p>
          </table:table-cell>
          <table:table-cell/>
          <table:table-cell office:value-type="string" calcext:value-type="string">
            <text:p>Fork</text:p>
          </table:table-cell>
          <table:table-cell table:formula="of:=[.G5]/1000" office:value-type="float" office:value="0.000277872333333333" calcext:value-type="float">
            <text:p>0,000277872333333333</text:p>
          </table:table-cell>
          <table:table-cell table:formula="of:=[.H5]/1000" office:value-type="float" office:value="0.0000110453333333333" calcext:value-type="float">
            <text:p>1,10453333333333E-05</text:p>
          </table:table-cell>
          <table:table-cell table:formula="of:=[.I5]/1000" office:value-type="float" office:value="0.000746172333333333" calcext:value-type="float">
            <text:p>0,00074617233333333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lone / Fork</text:p>
          </table:table-cell>
          <table:table-cell table:formula="of:=[.B6]/[.G6]" office:value-type="float" office:value="0.221052353778774" calcext:value-type="float">
            <text:p>0,221052353778774</text:p>
          </table:table-cell>
          <table:table-cell table:formula="of:=[.C6]/[.H6]" office:value-type="float" office:value="0.586582568807339" calcext:value-type="float">
            <text:p>0,586582568807339</text:p>
          </table:table-cell>
          <table:table-cell table:formula="of:=[.D6]/[.I6]" office:value-type="float" office:value="0.142587704270283" calcext:value-type="float">
            <text:p>0,142587704270283</text:p>
          </table:table-cell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Clone opt</text:p>
          </table:table-cell>
          <table:table-cell office:value-type="float" office:value="0.048565" calcext:value-type="float">
            <text:p>0,048565</text:p>
          </table:table-cell>
          <table:table-cell office:value-type="float" office:value="0.005949" calcext:value-type="float">
            <text:p>0,005949</text:p>
          </table:table-cell>
          <table:table-cell office:value-type="float" office:value="0.083219" calcext:value-type="float">
            <text:p>0,083219</text:p>
          </table:table-cell>
          <table:table-cell table:number-columns-repeated="2"/>
          <table:table-cell office:value-type="float" office:value="0.279093" calcext:value-type="float">
            <text:p>0,279093</text:p>
          </table:table-cell>
          <table:table-cell office:value-type="float" office:value="0.009397" calcext:value-type="float">
            <text:p>0,009397</text:p>
          </table:table-cell>
          <table:table-cell office:value-type="float" office:value="0.762879" calcext:value-type="float">
            <text:p>0,762879</text:p>
          </table:table-cell>
        </table:table-row>
        <table:table-row table:style-name="ro1">
          <table:table-cell/>
          <table:table-cell office:value-type="float" office:value="0.048034" calcext:value-type="float">
            <text:p>0,048034</text:p>
          </table:table-cell>
          <table:table-cell office:value-type="float" office:value="0.004518" calcext:value-type="float">
            <text:p>0,004518</text:p>
          </table:table-cell>
          <table:table-cell office:value-type="float" office:value="0.079151" calcext:value-type="float">
            <text:p>0,079151</text:p>
          </table:table-cell>
          <table:table-cell table:number-columns-repeated="2"/>
          <table:table-cell office:value-type="float" office:value="0.26662" calcext:value-type="float">
            <text:p>0,26662</text:p>
          </table:table-cell>
          <table:table-cell office:value-type="float" office:value="0.012039" calcext:value-type="float">
            <text:p>0,012039</text:p>
          </table:table-cell>
          <table:table-cell office:value-type="float" office:value="0.714987" calcext:value-type="float">
            <text:p>0,714987</text:p>
          </table:table-cell>
        </table:table-row>
        <table:table-row table:style-name="ro1">
          <table:table-cell/>
          <table:table-cell office:value-type="float" office:value="0.064885" calcext:value-type="float">
            <text:p>0,064885</text:p>
          </table:table-cell>
          <table:table-cell office:value-type="float" office:value="0.003366" calcext:value-type="float">
            <text:p>0,003366</text:p>
          </table:table-cell>
          <table:table-cell office:value-type="float" office:value="0.11209" calcext:value-type="float">
            <text:p>0,11209</text:p>
          </table:table-cell>
          <table:table-cell table:number-columns-repeated="2"/>
          <table:table-cell office:value-type="float" office:value="0.218233" calcext:value-type="float">
            <text:p>0,218233</text:p>
          </table:table-cell>
          <table:table-cell office:value-type="float" office:value="0.011236" calcext:value-type="float">
            <text:p>0,011236</text:p>
          </table:table-cell>
          <table:table-cell office:value-type="float" office:value="0.602689" calcext:value-type="float">
            <text:p>0,6026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0T10:01:41.491570895</meta:creation-date>
    <dc:date>2025-10-10T10:45:56.699164478</dc:date>
    <meta:editing-duration>PT34M2S</meta:editing-duration>
    <meta:editing-cycles>1</meta:editing-cycles>
    <meta:document-statistic meta:table-count="1" meta:cell-count="63" meta:object-count="0"/>
    <meta:generator>LibreOffice/24.2.7.2$Linux_X86_64 LibreOffice_project/420$Build-2</meta:generator>
  </office:meta>
</office:document-meta>
</file>